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5-07-1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5-04-0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5-01-06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4-10-07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4-07-08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4-04-0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4-01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3-10-02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3-07-11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3-04-0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3-01-0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2-10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2-07-11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2-04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2-01-10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1-10-04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1-07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1-04-05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1-01-0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0-10-05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0-07-07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20-01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9-10-07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9-04-01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9-02-0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8-10-02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8-07-10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8-04-0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8-01-09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7-10-02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7-07-11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7-04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7-01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6-10-0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6-07-07 0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6-04-0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6-01-0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5-10-06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5-07-07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5-04-01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5-01-06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4-10-01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4-07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4-04-0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4-01-0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3-10-21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3-07-0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3-03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3-01-07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2-10-0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2-07-05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2-04-0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2-01-0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1-10-04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1-07-12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1-04-0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1-01-10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0-10-0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0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0-04-06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10-01-1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9-10-0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9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9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9-01-06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8-10-0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8-07-0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8-03-3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8-01-07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7-10-01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7-07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7-04-0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7-01-0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6-10-1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6-07-1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6-04-0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6-01-09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5-10-03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5-07-12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5-04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5-01-03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4-10-0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4-04-27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4-01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3-10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3-07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3-04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3-01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2-10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2-07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2-04-0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2-01-16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1-10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1-07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1-05-15 0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2000-06-2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804121344701</text:p>
          </table:table-cell>
          <table:table-cell office:value-type="string" calcext:value-type="string">
            <text:p>30.00S/10.00E-18CDA01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